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3" style:family="table-cell" style:parent-style-name="Default" style:data-style-name="N114"/>
  </office:automatic-styles>
  <office:body>
    <office:spreadsheet>
      <table:calculation-settings>
        <table:iteration table:status="enable"/>
      </table:calculation-settings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| Aufgaben <text:s text:c="15"/>|</text:p>
          </table:table-cell>
          <table:table-cell table:number-columns-repeated="4" office:value-type="string" calcext:value-type="string">
            <text:p>Used Toke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| ----------------------- |</text:p>
          </table:table-cell>
          <table:table-cell table:number-columns-repeated="4" office:value-type="string" calcext:value-type="string">
            <text:p>---------: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Price per 1M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| corona_pandemie <text:s text:c="8"/>|</text:p>
          </table:table-cell>
          <table:table-cell table:number-columns-repeated="2" office:value-type="float" office:value="1015207" calcext:value-type="float">
            <text:p>1015207</text:p>
          </table:table-cell>
          <table:table-cell office:value-type="float" office:value="1014855" calcext:value-type="float">
            <text:p>1014855</text:p>
          </table:table-cell>
          <table:table-cell office:value-type="float" office:value="974399" calcext:value-type="float">
            <text:p>974399</text:p>
          </table:table-cell>
          <table:table-cell table:style-name="ce1" table:formula="of:=AVERAGE([.G14:.J14])" office:value-type="float" office:value="1004917" calcext:value-type="float">
            <text:p>1.004.917</text:p>
          </table:table-cell>
          <table:table-cell table:style-name="ce2" table:number-columns-repeated="2"/>
          <table:table-cell office:value-type="float" office:value="0.71" calcext:value-type="float">
            <text:p>0,71</text:p>
          </table:table-cell>
          <table:table-cell table:style-name="ce3" table:formula="of:=[.K14]/1000000*[.$N$14]" office:value-type="currency" office:currency="EUR" office:value="0.71349107" calcext:value-type="currency">
            <text:p>0,71 €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| corona_warn_app_analyse |</text:p>
          </table:table-cell>
          <table:table-cell table:number-columns-repeated="2" office:value-type="float" office:value="590380" calcext:value-type="float">
            <text:p>590380</text:p>
          </table:table-cell>
          <table:table-cell office:value-type="float" office:value="581244" calcext:value-type="float">
            <text:p>581244</text:p>
          </table:table-cell>
          <table:table-cell office:value-type="float" office:value="559228" calcext:value-type="float">
            <text:p>559228</text:p>
          </table:table-cell>
          <table:table-cell table:style-name="ce1" table:formula="of:=AVERAGE([.G15:.J15])" office:value-type="float" office:value="580308" calcext:value-type="float">
            <text:p>580.308</text:p>
          </table:table-cell>
          <table:table-cell table:style-name="ce2" table:number-columns-repeated="2"/>
          <table:table-cell/>
          <table:table-cell table:style-name="ce3" table:formula="of:=[.K15]/1000000*[.$N$14]" office:value-type="currency" office:currency="EUR" office:value="0.41201868" calcext:value-type="currency">
            <text:p>0,41 €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| reproduktionszahl <text:s text:c="6"/>|</text:p>
          </table:table-cell>
          <table:table-cell office:value-type="float" office:value="616858" calcext:value-type="float">
            <text:p>616858</text:p>
          </table:table-cell>
          <table:table-cell office:value-type="float" office:value="613767" calcext:value-type="float">
            <text:p>613767</text:p>
          </table:table-cell>
          <table:table-cell office:value-type="float" office:value="635910" calcext:value-type="float">
            <text:p>635910</text:p>
          </table:table-cell>
          <table:table-cell office:value-type="float" office:value="637047" calcext:value-type="float">
            <text:p>637047</text:p>
          </table:table-cell>
          <table:table-cell table:style-name="ce1" table:formula="of:=AVERAGE([.G16:.J16])" office:value-type="float" office:value="625895.5" calcext:value-type="float">
            <text:p>625.896</text:p>
          </table:table-cell>
          <table:table-cell table:style-name="ce2" table:number-columns-repeated="2"/>
          <table:table-cell/>
          <table:table-cell table:style-name="ce3" table:formula="of:=[.K16]/1000000*[.$N$14]" office:value-type="currency" office:currency="EUR" office:value="0.444385805" calcext:value-type="currency">
            <text:p>0,44 €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| werbeindustrie <text:s text:c="9"/>|</text:p>
          </table:table-cell>
          <table:table-cell table:number-columns-repeated="2" office:value-type="float" office:value="413538" calcext:value-type="float">
            <text:p>413538</text:p>
          </table:table-cell>
          <table:table-cell office:value-type="float" office:value="387308" calcext:value-type="float">
            <text:p>387308</text:p>
          </table:table-cell>
          <table:table-cell office:value-type="float" office:value="404792" calcext:value-type="float">
            <text:p>404792</text:p>
          </table:table-cell>
          <table:table-cell table:style-name="ce1" table:formula="of:=AVERAGE([.G17:.J17])" office:value-type="float" office:value="404794" calcext:value-type="float">
            <text:p>404.794</text:p>
          </table:table-cell>
          <table:table-cell table:style-name="ce2" table:number-columns-repeated="2"/>
          <table:table-cell/>
          <table:table-cell table:style-name="ce3" table:formula="of:=[.K17]/1000000*[.$N$14]" office:value-type="currency" office:currency="EUR" office:value="0.28740374" calcext:value-type="currency">
            <text:p>0,29 €</text:p>
          </table:table-cell>
        </table:table-row>
        <table:table-row table:style-name="ro1">
          <table:table-cell table:number-columns-repeated="10"/>
          <table:table-cell table:style-name="ce1" office:value-type="float" office:value="653978.63" calcext:value-type="float">
            <text:p>653.979</text:p>
          </table:table-cell>
          <table:table-cell/>
          <table:table-cell table:style-name="ce2"/>
          <table:table-cell/>
          <table:table-cell table:style-name="ce3" table:formula="of:=[.K18]/1000000*[.$N$14]" office:value-type="currency" office:currency="EUR" office:value="0.4643248273" calcext:value-type="currency">
            <text:p>0,46 €</text:p>
          </table:table-cell>
        </table:table-row>
        <table:table-row table:style-name="ro1">
          <table:table-cell table:number-columns-repeated="10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style-name="ce1" office:value-type="float" office:value="1152852" calcext:value-type="float">
            <text:p>1.152.852</text:p>
          </table:table-cell>
          <table:table-cell table:number-columns-repeated="2"/>
          <table:table-cell office:value-type="float" office:value="2.362" calcext:value-type="float">
            <text:p>2,362</text:p>
          </table:table-cell>
          <table:table-cell table:style-name="ce3" table:formula="of:=[.K21]/1000000*[.$N$21]" office:value-type="currency" office:currency="EUR" office:value="2.723036424" calcext:value-type="currency">
            <text:p>2,72 €</text:p>
          </table:table-cell>
        </table:table-row>
        <table:table-row table:style-name="ro1">
          <table:table-cell table:number-columns-repeated="10"/>
          <table:table-cell table:style-name="ce1" office:value-type="float" office:value="731267" calcext:value-type="float">
            <text:p>731.267</text:p>
          </table:table-cell>
          <table:table-cell table:number-columns-repeated="3"/>
          <table:table-cell table:style-name="ce3" table:formula="of:=[.K22]/1000000*[.$N$21]" office:value-type="currency" office:currency="EUR" office:value="1.727252654" calcext:value-type="currency">
            <text:p>1,73 €</text:p>
          </table:table-cell>
        </table:table-row>
        <table:table-row table:style-name="ro1">
          <table:table-cell table:number-columns-repeated="10"/>
          <table:table-cell table:style-name="ce1" office:value-type="float" office:value="815965" calcext:value-type="float">
            <text:p>815.965</text:p>
          </table:table-cell>
          <table:table-cell table:number-columns-repeated="3"/>
          <table:table-cell table:style-name="ce3" table:formula="of:=[.K23]/1000000*[.$N$21]" office:value-type="currency" office:currency="EUR" office:value="1.92730933" calcext:value-type="currency">
            <text:p>1,93 €</text:p>
          </table:table-cell>
        </table:table-row>
        <table:table-row table:style-name="ro1">
          <table:table-cell table:number-columns-repeated="10"/>
          <table:table-cell table:style-name="ce1" office:value-type="float" office:value="514266" calcext:value-type="float">
            <text:p>514.266</text:p>
          </table:table-cell>
          <table:table-cell table:number-columns-repeated="3"/>
          <table:table-cell table:style-name="ce3" table:formula="of:=[.K24]/1000000*[.$N$21]" office:value-type="currency" office:currency="EUR" office:value="1.214696292" calcext:value-type="currency">
            <text:p>1,21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1" number:min-decimal-places="1" number:min-integer-digits="1"/>
    </number:number-style>
    <number:number-style style:name="N11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ian Rene Thelen</meta:initial-creator>
    <meta:creation-date>2025-03-31T15:02:59.957256629</meta:creation-date>
    <dc:date>2025-03-31T15:20:07.481045659</dc:date>
    <dc:creator>Christian Rene Thelen</dc:creator>
    <meta:editing-duration>PT5M23S</meta:editing-duration>
    <meta:editing-cycles>1</meta:editing-cycles>
    <meta:document-statistic meta:table-count="1" meta:cell-count="52" meta:object-count="0"/>
    <meta:generator>LibreOffice/25.2.2.2$Linux_X86_64 LibreOffice_project/520$Build-2</meta:generator>
  </office:meta>
</office:document-meta>
</file>